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y</text:p>
          </table:table-cell>
          <table:table-cell table:style-name="Default" office:value-type="string" calcext:value-type="string">
            <text:p>Hour</text:p>
          </table:table-cell>
          <table:table-cell table:style-name="Default" office:value-type="string" calcext:value-type="string">
            <text:p>Minute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.49" calcext:value-type="float">
            <text:p>11.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.43" calcext:value-type="float">
            <text:p>11.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1.39" calcext:value-type="float">
            <text:p>11.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1.37" calcext:value-type="float">
            <text:p>11.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1.34" calcext:value-type="float">
            <text:p>11.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1.33" calcext:value-type="float">
            <text:p>11.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1.05" calcext:value-type="float">
            <text:p>11.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1.02" calcext:value-type="float">
            <text:p>11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.98" calcext:value-type="float">
            <text:p>10.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0.98" calcext:value-type="float">
            <text:p>10.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92" calcext:value-type="float">
            <text:p>10.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0.81" calcext:value-type="float">
            <text:p>10.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0.79" calcext:value-type="float">
            <text:p>10.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.41" calcext:value-type="float">
            <text:p>10.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0.38" calcext:value-type="float">
            <text:p>10.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.26" calcext:value-type="float">
            <text:p>10.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0.18" calcext:value-type="float">
            <text:p>10.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.53" calcext:value-type="float">
            <text:p>6.53</text:p>
          </table:table-cell>
        </table:table-row>
        <table:table-row table:style-name="ro1" table:number-rows-repeated="2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0:41:49.578731789</meta:creation-date>
    <dc:date>2024-07-23T11:06:50.025793315</dc:date>
    <meta:editing-duration>P7DT24M47S</meta:editing-duration>
    <meta:editing-cycles>29</meta:editing-cycles>
    <meta:generator>LibreOffice/7.3.7.2$Linux_X86_64 LibreOffice_project/30$Build-2</meta:generator>
    <meta:document-statistic meta:table-count="1" meta:cell-count="80" meta:object-count="0"/>
  </office:meta>
</office:document-meta>
</file>